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env_name,mean,iqm,std,seed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ssault,734.32,705.82,41.79,7783</text:p>
          </table:table-cell>
          <table:table-cell table:number-columns-repeated="2"/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string" calcext:value-type="string">
            <text:p>Assault,720.44,714.16,19.05,7784</text:p>
          </table:table-cell>
          <table:table-cell table:number-columns-repeated="2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Assault,652.55,663.82,17.98,8223</text:p>
          </table:table-cell>
          <table:table-cell table:number-columns-repeated="2"/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string" calcext:value-type="string">
            <text:p>Alien,713.6,710.0,0.0,8219</text:p>
          </table:table-cell>
          <table:table-cell table:number-columns-repeated="2"/>
          <table:table-cell office:value-type="string" calcext:value-type="string">
            <text:p>I forgot to add</text:p>
          </table:table-cell>
        </table:table-row>
        <table:table-row table:style-name="ro1">
          <table:table-cell office:value-type="string" calcext:value-type="string">
            <text:p>Alien,765.9,750.2,1.41,7779</text:p>
          </table:table-cell>
          <table:table-cell table:number-columns-repeated="2"/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string" calcext:value-type="string">
            <text:p>Alien,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01">00/00/0000</text:date>, <text:time style:data-style-name="N2" text:time-value="18:53:49.97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16T18:19:22.138000000</meta:creation-date>
    <dc:date>2024-06-01T23:45:49.746000000</dc:date>
    <meta:editing-duration>PT14H10M35S</meta:editing-duration>
    <meta:editing-cycles>5</meta:editing-cycles>
    <meta:generator>LibreOffice/7.6.2.1$Windows_X86_64 LibreOffice_project/56f7684011345957bbf33a7ee678afaf4d2ba333</meta:generator>
    <meta:document-statistic meta:table-count="1" meta:cell-count="12" meta:object-count="0"/>
  </office:meta>
</office:document-meta>
</file>